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_20_Spacing" style:master-page-name="Standard">
      <style:paragraph-properties style:page-number="auto"/>
    </style:style>
    <style:style style:name="T1" style:family="text">
      <style:text-properties officeooo:rsid="00104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’era una volta un bambino.</text:p>
      <text:p text:style-name="No_20_Spacing">Questo bambino era assolutamente normale.</text:p>
      <text:p text:style-name="No_20_Spacing">Almeno fino all’incidente.<text:line-break/>Adesso quel bambino è due bambini, Jonny e Kenny./*<text:span text:style-name="T1">ha due personalità*/</text:span><text:line-break/>Uno soffre di agorafobia, la paura degli spazi aperti e preferisce restare in casa, al sicuro.<text:line-break/>L’altro soffre di claustrofobia, e restare in un ambiente chiuso da quattro mura lo fa soffocare.<text:line-break/>La loro sfida è costante, un infinito tiro alla fune tra le due personalità per fin’ora ha permesso ai due di condurre una vita relativamente normale…almeno finché non sono da soli./*<text:span text:style-name="T1">perchè è solo? Ha 8 anni*/</text:span><text:line-break/>Quando sono da soli, senza i genitori in casa, la sfida si intensifica mentre i due cercano di prendere il predominio l’uno sull’altro e…fuggire a casa.</text:p>
      <text:p text:style-name="No_20_Spacing">Questa notte i genitori non sono a casa (o stanno dormendo profondamente)/*<text:span text:style-name="T1">definisci</text:span>*/ e Kenny ha deciso che è il momento di riprovare a scappare da quella prigione, per poter finalmente correre libero fuori da lì.<text:line-break/>Jonny non può permetterlo.</text:p>
      <text:p text:style-name="No_20_Spacing">Solo a casa si sente al sicuro, lo spazio aperto lo fa sentire perso e confuso, quindi farà tutto quello che è in suo potere pur di restare al chiuso nella sicurezza della sua casa.</text:p>
      <text:p text:style-name="No_20_Spacing">Questa è casa sua e Jonny vuole restare.</text:p>
      <text:p text:style-name="No_20_Spacing">Questa non è casa sua e Kenny vuole scappare.</text:p>
      <text:p text:style-name="No_20_Spacing">Chi vincerà stavolta…./*<text:span text:style-name="T1">edit design, si fa come volevi impostarlo in principio: è la notte decisiva una delle due personalità muore alla fine del gameplay. Fai 2 finali</text:span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F" style:font-size-asian="11pt" style:language-asian="it" style:country-asian="IT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F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 Windows</meta:initial-creator>
    <meta:editing-cycles>3</meta:editing-cycles>
    <meta:creation-date>2019-01-26T12:56:00</meta:creation-date>
    <dc:date>2019-01-26T14:53:52.730000000</dc:date>
    <meta:editing-duration>PT24M4S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8" meta:word-count="236" meta:character-count="1399" meta:non-whitespace-character-count="11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